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2.118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35cm"/>
    </style:style>
    <style:style style:name="co9" style:family="table-column">
      <style:table-column-properties fo:break-before="auto" style:column-width="2.887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3.187cm"/>
    </style:style>
    <style:style style:name="ro1" style:family="table-row">
      <style:table-row-properties style:row-height="1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2.558cm" fo:break-before="auto" style:use-optimal-row-height="true"/>
    </style:style>
    <style:style style:name="ro6" style:family="table-row">
      <style:table-row-properties style:row-height="2.364cm" fo:break-before="auto" style:use-optimal-row-height="true"/>
    </style:style>
    <style:style style:name="ro7" style:family="table-row">
      <style:table-row-properties style:row-height="2.505cm" fo:break-before="auto" style:use-optimal-row-height="true"/>
    </style:style>
    <style:style style:name="ro8" style:family="table-row">
      <style:table-row-properties style:row-height="2.531cm" fo:break-before="auto" style:use-optimal-row-height="true"/>
    </style:style>
    <style:style style:name="ro9" style:family="table-row">
      <style:table-row-properties style:row-height="2.357cm" fo:break-before="auto" style:use-optimal-row-height="true"/>
    </style:style>
    <style:style style:name="ro10" style:family="table-row">
      <style:table-row-properties style:row-height="1.693cm" fo:break-before="auto" style:use-optimal-row-height="true"/>
    </style:style>
    <style:style style:name="ro11" style:family="table-row">
      <style:table-row-properties style:row-height="1.905cm" fo:break-before="auto" style:use-optimal-row-height="true"/>
    </style:style>
    <style:style style:name="ro12" style:family="table-row">
      <style:table-row-properties style:row-height="2.013cm" fo:break-before="auto" style:use-optimal-row-height="true"/>
    </style:style>
    <style:style style:name="ro13" style:family="table-row">
      <style:table-row-properties style:row-height="2.572cm" fo:break-before="auto" style:use-optimal-row-height="true"/>
    </style:style>
    <style:style style:name="ro14" style:family="table-row">
      <style:table-row-properties style:row-height="1.866cm" fo:break-before="auto" style:use-optimal-row-height="true"/>
    </style:style>
    <style:style style:name="ro15" style:family="table-row">
      <style:table-row-properties style:row-height="1.986cm" fo:break-before="auto" style:use-optimal-row-height="true"/>
    </style:style>
    <style:style style:name="ro16" style:family="table-row">
      <style:table-row-properties style:row-height="2.154cm" fo:break-before="auto" style:use-optimal-row-height="true"/>
    </style:style>
    <style:style style:name="ro17" style:family="table-row">
      <style:table-row-properties style:row-height="1.893cm" fo:break-before="auto" style:use-optimal-row-height="true"/>
    </style:style>
    <style:style style:name="ro18" style:family="table-row">
      <style:table-row-properties style:row-height="1.819cm" fo:break-before="auto" style:use-optimal-row-height="true"/>
    </style:style>
    <style:style style:name="ro19" style:family="table-row">
      <style:table-row-properties style:row-height="1.725cm" fo:break-before="auto" style:use-optimal-row-height="true"/>
    </style:style>
    <style:style style:name="ro20" style:family="table-row">
      <style:table-row-properties style:row-height="1.3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mbria"/>
    </style:style>
    <style:style style:name="ce4" style:family="table-cell" style:parent-style-name="Default">
      <style:text-properties style:font-name="F" fo:font-size="10.5pt" style:font-size-asian="10.5pt" style:font-size-complex="10.5pt"/>
    </style:style>
    <style:style style:name="ce5" style:family="table-cell" style:parent-style-name="Default">
      <style:text-properties style:font-name="F" fo:font-size="12pt"/>
    </style:style>
    <style:style style:name="ce6" style:family="table-cell" style:parent-style-name="Default">
      <style:text-properties style:font-name="F" fo:font-size="11pt" style:font-size-asian="11pt" style:font-size-complex="11pt"/>
    </style:style>
    <style:style style:name="ce7" style:family="table-cell" style:parent-style-name="Default">
      <style:text-properties style:font-name="F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F"/>
    </style:style>
    <style:style style:name="ce10" style:family="table-cell" style:parent-style-name="Default">
      <style:text-properties fo:color="#158466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JhengHei" fo:font-size="8pt" style:font-size-asian="8pt" style:font-size-complex="8pt"/>
    </style:style>
    <style:style style:name="ce12" style:family="table-cell" style:parent-style-name="Default">
      <style:text-properties style:font-name="Cambria" fo:font-size="10pt" style:font-size-asian="10pt" style:font-size-complex="10pt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ext-properties style:font-name="Microsoft JhengHei" fo:font-size="8pt" style:font-size-asian="8pt" style:font-size-complex="8pt"/>
    </style:style>
    <style:style style:name="ce15" style:family="table-cell" style:parent-style-name="Default">
      <style:text-properties style:text-outline="false" style:text-line-through-style="none" style:text-line-through-type="none" style:font-name="Microsoft JhengHei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ambria" fo:font-size="10pt" style:font-size-asian="10pt" style:font-size-complex="10pt"/>
    </style:style>
    <style:style style:name="T3" style:family="text">
      <style:text-properties style:font-name="" fo:font-size="12pt"/>
    </style:style>
    <style:style style:name="T4" style:family="text">
      <style:text-properties style:font-name="" fo:font-size="10pt" style:font-size-asian="10pt" style:font-size-complex="10pt"/>
    </style:style>
    <style:style style:name="T5" style:family="text">
      <style:text-properties fo:font-size="10pt" style:font-size-asian="10pt" style:font-size-complex="10pt" style:font-name=""/>
    </style:style>
    <style:style style:name="T6" style:family="text">
      <style:text-properties style:font-name="" fo:font-size="10.5pt" style:font-size-asian="10.5pt" style:font-size-complex="10.5pt"/>
    </style:style>
    <style:style style:name="T7" style:family="text">
      <style:text-properties fo:font-size="10.5pt" style:font-size-asian="10.5pt" style:font-size-complex="10.5pt" style:font-name=""/>
    </style:style>
    <style:style style:name="T8" style:family="text">
      <style:text-properties style:font-size-asian="10.5pt" style:font-size-complex="10.5pt"/>
    </style:style>
    <style:style style:name="T9" style:family="text">
      <style:text-properties style:font-name="" fo:font-size="11pt" style:font-size-asian="11pt" style:font-size-complex="11pt"/>
    </style:style>
    <style:style style:name="T10" style:family="text">
      <style:text-properties fo:font-size="11pt" style:font-size-asian="11pt" style:font-size-complex="11pt" style:font-name=""/>
    </style:style>
    <style:style style:name="T11" style:family="text">
      <style:text-properties fo:font-size="12pt"/>
    </style:style>
    <style:style style:name="T12" style:family="text">
      <style:text-properties style:font-size-asian="11pt" style:font-size-complex="11pt"/>
    </style:style>
    <style:style style:name="T13" style:family="text">
      <style:text-properties style:font-size-asian="9pt" style:font-size-complex="9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fo:font-size="10pt" style:font-size-asian="10pt" style:font-size-complex="10pt" style:font-name="Cambria"/>
    </style:style>
    <style:style style:name="T17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mbria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19" style:family="text">
      <style:text-properties style:font-name="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9pt" style:font-size-complex="9pt"/>
    </style:style>
    <style:style style:name="T21" style:family="text">
      <style:text-properties fo:font-size="10.5pt" style:font-size-asian="10.5pt" style:font-size-complex="10.5pt" style:font-name="Cambri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3"/>
          <table:table-cell table:style-name="ce8" office:value-type="string" calcext:value-type="string">
            <text:p>POSITIVE TESTCASES</text:p>
          </table:table-cell>
          <table:table-cell table:style-name="ce1" table:number-columns-repeated="3"/>
          <table:table-cell/>
          <table:table-cell table:style-name="ce1" table:number-columns-repeated="2"/>
          <table:table-cell table:style-name="ce8" office:value-type="string" calcext:value-type="string">
            <text:p>NEGATIVE TESTCASES</text:p>
          </table:table-cell>
          <table:table-cell table:style-name="ce1" table:number-columns-repeated="3"/>
          <table:table-cell table:number-columns-repeated="2"/>
          <table:table-cell table:style-name="ce1" table:number-columns-repeated="6"/>
        </table:table-row>
        <table:table-row table:style-name="ro2">
          <table:table-cell table:style-name="ce1" table:number-columns-repeated="7"/>
          <table:table-cell/>
          <table:table-cell table:style-name="ce1" table:number-columns-repeated="6"/>
          <table:table-cell table:number-columns-repeated="2"/>
          <table:table-cell table:style-name="ce1" table:number-columns-repeated="6"/>
        </table:table-row>
        <table:table-row table:style-name="ro3">
          <table:table-cell table:style-name="ce2" office:value-type="string" calcext:value-type="string">
            <text:p>Test Case #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</text:p>
          </table:table-cell>
          <table:table-cell table:style-name="ce2"/>
          <table:table-cell table:style-name="ce10"/>
          <table:table-cell table:style-name="ce2" office:value-type="string" calcext:value-type="string">
            <text:p>Test Case #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</text:p>
          </table:table-cell>
          <table:table-cell table:number-columns-repeated="2"/>
          <table:table-cell table:style-name="ce1" table:number-columns-repeated="6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ck response when valid email and password is entered</text:p>
          </table:table-cell>
          <table:table-cell table:style-name="ce1" office:value-type="string" calcext:value-type="string">
            <text:p>Email: test99@email.com Password: lNf9^Oti7^2h</text:p>
          </table:table-cell>
          <table:table-cell table:style-name="ce1" office:value-type="string" calcext:value-type="string">
            <text:p>Login should be successful</text:p>
          </table:table-cell>
          <table:table-cell table:style-name="ce1" office:value-type="string" calcext:value-type="string">
            <text:p>Login was successful</text:p>
          </table:table-cell>
          <table:table-cell table:style-name="ce1" office:value-type="string" calcext:value-type="string">
            <text:p>Pass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ck response when invalid email <text:s/>is entered in login</text:p>
          </table:table-cell>
          <table:table-cell table:style-name="ce1" office:value-type="string" calcext:value-type="string">
            <text:p>Email: test99@email </text:p>
          </table:table-cell>
          <table:table-cell table:number-columns-repeated="2" table:style-name="ce1" office:value-type="string" calcext:value-type="string">
            <text:p>Enter valid email address</text:p>
          </table:table-cell>
          <table:table-cell table:style-name="ce1"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14"/>
          <table:table-cell table:number-columns-repeated="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Check  response</text:span></text:p>
            <text:p><text:span text:style-name="T1">when valid number</text:span></text:p>
            <text:p><text:span text:style-name="T1">is entered in sign in</text:span></text:p>
            <text:p><text:span text:style-name="T1">page</text:span></text:p>
            <text:p><text:span text:style-name="T1"/></text:p>
          </table:table-cell>
          <table:table-cell table:style-name="ce3" office:value-type="string" calcext:value-type="string">
            <text:p>mobile number: </text:p>
            <text:p><text:span text:style-name="T11">8889993330</text:span></text:p>
            <text:p><text:span text:style-name="T11"/></text:p>
          </table:table-cell>
          <table:table-cell office:value-type="string" calcext:value-type="string">
            <text:p><text:span text:style-name="T2">OTP be sent to</text:span></text:p>
            <text:p><text:span text:style-name="T2">the number</text:span></text:p>
            <text:p><text:span text:style-name="T3"/></text:p>
          </table:table-cell>
          <table:table-cell office:value-type="string" calcext:value-type="string">
            <text:p>OTP <text:span text:style-name="T3">is sent</text:span></text:p>
            <text:p><text:span text:style-name="T3">to the number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6">Check response</text:span></text:p>
            <text:p><text:span text:style-name="T16">when invalid phone </text:span></text:p>
            <text:p><text:span text:style-name="T16">number is entered </text:span></text:p>
            <text:p><text:span text:style-name="T16">In login page</text:span></text:p>
            <text:p><text:span text:style-name="T16"> (starting from0-5)</text:span></text:p>
            <text:p><text:span text:style-name="T3"/></text:p>
          </table:table-cell>
          <table:table-cell office:value-type="string" calcext:value-type="string">
            <text:p><text:span text:style-name="T17">mobile number: </text:span></text:p>
            <text:p><text:span text:style-name="T18">8889993330</text:span></text:p>
            <text:p><text:span text:style-name="T18"/></text:p>
          </table:table-cell>
          <table:table-cell office:value-type="string" calcext:value-type="string">
            <text:p><text:span text:style-name="T3">Enter valid </text:span></text:p>
            <text:p><text:span text:style-name="T3">Number</text:span></text:p>
            <text:p><text:span text:style-name="T3"/></text:p>
          </table:table-cell>
          <table:table-cell office:value-type="string" calcext:value-type="string">
            <text:p><text:span text:style-name="T3">Enter valid </text:span></text:p>
            <text:p><text:span text:style-name="T3">number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style-name="ce14"/>
          <table:table-cell table:number-columns-repeated="4"/>
        </table:table-row>
        <table:table-row table:style-name="ro2">
          <table:table-cell table:number-columns-repeated="17"/>
          <table:table-cell table:style-name="ce14"/>
          <table:table-cell table:number-columns-repeated="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Check response</text:span></text:p>
            <text:p><text:span text:style-name="T2">when we click on </text:span></text:p>
            <text:p><text:span text:style-name="T2">forgot password for</text:span></text:p>
            <text:p><text:span text:style-name="T2">registered mobile no</text:span></text:p>
            <text:p><text:span text:style-name="T3"/></text:p>
          </table:table-cell>
          <table:table-cell office:value-type="string" calcext:value-type="string">
            <text:p><text:span text:style-name="T3">mobile number:</text:span></text:p>
            <text:p><text:span text:style-name="T3">8889993330</text:span></text:p>
            <text:p><text:span text:style-name="T3"/></text:p>
          </table:table-cell>
          <table:table-cell table:style-name="ce5" office:value-type="string" calcext:value-type="string">
            <text:p>OTP Should </text:p>
            <text:p>be sent to the</text:p>
            <text:p>no. to verify</text:p>
            <text:p/>
          </table:table-cell>
          <table:table-cell office:value-type="string" calcext:value-type="string">
            <text:p><text:span text:style-name="T3">OTP is sent</text:span></text:p>
            <text:p><text:span text:style-name="T3">to registered</text:span></text:p>
            <text:p><text:span text:style-name="T3">number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heck response</text:p>
            <text:p>when password is</text:p>
            <text:p>not entered in </text:p>
            <text:p>Login page</text:p>
            <text:p/>
          </table:table-cell>
          <table:table-cell office:value-type="string" calcext:value-type="string">
            <text:p><text:span text:style-name="T3">mobile no:</text:span></text:p>
            <text:p><text:span text:style-name="T3">8899556677</text:span></text:p>
            <text:p><text:span text:style-name="T3">password:</text:span></text:p>
            <text:p><text:span text:style-name="T3"/></text:p>
          </table:table-cell>
          <table:table-cell office:value-type="string" calcext:value-type="string">
            <text:p><text:span text:style-name="T3">Enter </text:span></text:p>
            <text:p><text:span text:style-name="T3">password</text:span></text:p>
            <text:p><text:span text:style-name="T3"/></text:p>
          </table:table-cell>
          <table:table-cell office:value-type="string" calcext:value-type="string">
            <text:p><text:span text:style-name="T3">Enter </text:span></text:p>
            <text:p><text:span text:style-name="T3">password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style-name="ce15"/>
          <table:table-cell table:number-columns-repeated="4"/>
        </table:table-row>
        <table:table-row table:style-name="ro2">
          <table:table-cell table:number-columns-repeated="17"/>
          <table:table-cell table:style-name="ce15"/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Check response </text:span></text:p>
            <text:p><text:span text:style-name="T2">when we hit URL of </text:span></text:p>
            <text:p><text:span text:style-name="T2">the application in </text:span></text:p>
            <text:p><text:span text:style-name="T2">browser</text:span></text:p>
            <text:p><text:span text:style-name="T3"/></text:p>
          </table:table-cell>
          <table:table-cell office:value-type="string" calcext:value-type="string">
            <text:p><text:span text:style-name="T3">flipkart.com in </text:span></text:p>
            <text:p><text:span text:style-name="T3">browser</text:span></text:p>
            <text:p><text:span text:style-name="T3"/></text:p>
          </table:table-cell>
          <table:table-cell office:value-type="string" calcext:value-type="string">
            <text:p><text:span text:style-name="T3">Flipkart home </text:span></text:p>
            <text:p><text:span text:style-name="T3">page should be </text:span></text:p>
            <text:p><text:span text:style-name="T3">opened</text:span></text:p>
            <text:p><text:span text:style-name="T3"/></text:p>
          </table:table-cell>
          <table:table-cell office:value-type="string" calcext:value-type="string">
            <text:p><text:span text:style-name="T3">Flipkart home </text:span></text:p>
            <text:p><text:span text:style-name="T3">page opens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Check response</text:span></text:p>
            <text:p><text:span text:style-name="T2">when invalid email</text:span></text:p>
            <text:p><text:span text:style-name="T2">and password is</text:span></text:p>
            <text:p><text:span text:style-name="T2">entered in login </text:span></text:p>
            <text:p><text:span text:style-name="T2">page</text:span></text:p>
            <text:p><text:span text:style-name="T2"/></text:p>
          </table:table-cell>
          <table:table-cell office:value-type="string" calcext:value-type="string">
            <text:p><text:span text:style-name="T3">Email: </text:span></text:p>
            <text:p><text:span text:style-name="T3">test99@email </text:span></text:p>
            <text:p><text:span text:style-name="T3">password:</text:span></text:p>
            <text:p><text:span text:style-name="T3">xysA234</text:span></text:p>
            <text:p><text:span text:style-name="T3"/></text:p>
          </table:table-cell>
          <table:table-cell office:value-type="string" calcext:value-type="string">
            <text:p><text:span text:style-name="T3">Username or</text:span></text:p>
            <text:p><text:span text:style-name="T3">password is </text:span></text:p>
            <text:p><text:span text:style-name="T3">incorrect</text:span></text:p>
            <text:p><text:span text:style-name="T3"/></text:p>
          </table:table-cell>
          <table:table-cell office:value-type="string" calcext:value-type="string">
            <text:p><text:span text:style-name="T3">Username or</text:span></text:p>
            <text:p><text:span text:style-name="T3">password is </text:span></text:p>
            <text:p><text:span text:style-name="T3">incorrect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Check the account </text:span></text:p>
            <text:p><text:span text:style-name="T2">is updated when we </text:span></text:p>
            <text:p><text:span text:style-name="T2">update the profile</text:span></text:p>
            <text:p><text:span text:style-name="T3"/></text:p>
          </table:table-cell>
          <table:table-cell office:value-type="string" calcext:value-type="string">
            <text:p>Name:abc</text:p>
          </table:table-cell>
          <table:table-cell office:value-type="string" calcext:value-type="string">
            <text:p><text:span text:style-name="T2">Name abc </text:span></text:p>
            <text:p><text:span text:style-name="T2">should be </text:span></text:p>
            <text:p><text:span text:style-name="T2">displayed in </text:span></text:p>
            <text:p><text:span text:style-name="T2">home page</text:span></text:p>
            <text:p><text:span text:style-name="T3"/></text:p>
          </table:table-cell>
          <table:table-cell office:value-type="string" calcext:value-type="string">
            <text:p><text:span text:style-name="T2">Name is</text:span></text:p>
            <text:p><text:span text:style-name="T2">displayed as</text:span></text:p>
            <text:p><text:span text:style-name="T2">abc in home</text:span></text:p>
            <text:p><text:span text:style-name="T2">page 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Check response</text:span></text:p>
            <text:p><text:span text:style-name="T2">when invalid phone</text:span></text:p>
            <text:p><text:span text:style-name="T2">no entered in sign</text:span></text:p>
            <text:p><text:span text:style-name="T2">in page(starting </text:span></text:p>
            <text:p><text:span text:style-name="T2">From(0-5)</text:span></text:p>
            <text:p><text:span text:style-name="T2"/></text:p>
          </table:table-cell>
          <table:table-cell office:value-type="string" calcext:value-type="string">
            <text:p><text:span text:style-name="T3">Mobile no:</text:span></text:p>
            <text:p><text:span text:style-name="T3">3456789898</text:span></text:p>
            <text:p><text:span text:style-name="T3"/></text:p>
          </table:table-cell>
          <table:table-cell table:style-name="ce5" office:value-type="string" calcext:value-type="string">
            <text:p>Enter valid </text:p>
            <text:p>number</text:p>
            <text:p/>
          </table:table-cell>
          <table:table-cell office:value-type="string" calcext:value-type="string">
            <text:p><text:span text:style-name="T3">Enter valid </text:span></text:p>
            <text:p><text:span text:style-name="T3">number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check whether the </text:span></text:p>
            <text:p><text:span text:style-name="T2">details of the selected</text:span></text:p>
            <text:p><text:span text:style-name="T2">product is displayed</text:span></text:p>
            <text:p><text:span text:style-name="T2"/></text:p>
          </table:table-cell>
          <table:table-cell office:value-type="string" calcext:value-type="string">
            <text:p><text:span text:style-name="T4">Example:</text:span></text:p>
            <text:p><text:span text:style-name="T4">product:oppo A55</text:span></text:p>
            <text:p><text:span text:style-name="T3">In search bar</text:span></text:p>
          </table:table-cell>
          <table:table-cell office:value-type="string" calcext:value-type="string">
            <text:p><text:span text:style-name="T3">The details of </text:span></text:p>
            <text:p><text:span text:style-name="T3">the product </text:span></text:p>
            <text:p><text:span text:style-name="T3">should load</text:span></text:p>
            <text:p><text:span text:style-name="T3"/></text:p>
          </table:table-cell>
          <table:table-cell office:value-type="string" calcext:value-type="string">
            <text:p><text:span text:style-name="T3">The details</text:span></text:p>
            <text:p><text:span text:style-name="T3">of the product</text:span></text:p>
            <text:p><text:span text:style-name="T3">is loaded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6">Check response</text:span></text:p>
            <text:p><text:span text:style-name="T16">when invalid phone</text:span></text:p>
            <text:p><text:span text:style-name="T16">no entered in sign</text:span></text:p>
            <text:p><text:span text:style-name="T16">in page(less than </text:span></text:p>
            <text:p><text:span text:style-name="T16">10 digits)</text:span></text:p>
            <text:p><text:span text:style-name="T16"/></text:p>
          </table:table-cell>
          <table:table-cell office:value-type="string" calcext:value-type="string">
            <text:p><text:span text:style-name="T3">Mobile no:</text:span></text:p>
            <text:p><text:span text:style-name="T3">895413367</text:span></text:p>
            <text:p><text:span text:style-name="T3"/></text:p>
          </table:table-cell>
          <table:table-cell table:style-name="ce5" office:value-type="string" calcext:value-type="string">
            <text:p>Enter valid </text:p>
            <text:p>number</text:p>
            <text:p/>
          </table:table-cell>
          <table:table-cell table:style-name="ce5" office:value-type="string" calcext:value-type="string">
            <text:p>Enter valid </text:p>
            <text:p>number</text:p>
            <text:p/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Verify whether </text:span></text:p>
            <text:p><text:span text:style-name="T2">search functionality</text:span></text:p>
            <text:p><text:span text:style-name="T2">is functioning well</text:span></text:p>
            <text:p><text:span text:style-name="T2"/></text:p>
          </table:table-cell>
          <table:table-cell table:style-name="ce5" office:value-type="string" calcext:value-type="string">
            <text:p>search some</text:p>
            <text:p>products</text:p>
            <text:p>Example:Toys</text:p>
          </table:table-cell>
          <table:table-cell office:value-type="string" calcext:value-type="string">
            <text:p><text:span text:style-name="T3">show the results</text:span></text:p>
            <text:p><text:span text:style-name="T3">of requested</text:span></text:p>
            <text:p><text:span text:style-name="T3">product</text:span></text:p>
            <text:p><text:span text:style-name="T3"/></text:p>
          </table:table-cell>
          <table:table-cell table:style-name="ce4" office:value-type="string" calcext:value-type="string">
            <text:p><text:span text:style-name="T8">show the results</text:span></text:p>
            <text:p><text:span text:style-name="T8">of requested</text:span></text:p>
            <text:p><text:span text:style-name="T8">product</text:span></text:p>
            <text:p><text:span text:style-name="T8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6">Check response</text:span></text:p>
            <text:p><text:span text:style-name="T16">when we click on</text:span></text:p>
            <text:p><text:span text:style-name="T16">forgot password for</text:span></text:p>
            <text:p><text:span text:style-name="T16">no. which is not</text:span></text:p>
            <text:p><text:span text:style-name="T16">registered</text:span></text:p>
            <text:p><text:span text:style-name="T16"/></text:p>
          </table:table-cell>
          <table:table-cell office:value-type="string" calcext:value-type="string">
            <text:p><text:span text:style-name="T3">Mobile no:</text:span></text:p>
            <text:p><text:span text:style-name="T3">8945678900</text:span></text:p>
            <text:p><text:span text:style-name="T3"/></text:p>
          </table:table-cell>
          <table:table-cell table:style-name="ce12" office:value-type="string" calcext:value-type="string">
            <text:p><text:span text:style-name="T19">You are not</text:span></text:p>
            <text:p><text:span text:style-name="T19">registered pls</text:span></text:p>
            <text:p><text:span text:style-name="T19">sign up</text:span></text:p>
            <text:p><text:span text:style-name="T19"/></text:p>
          </table:table-cell>
          <table:table-cell table:style-name="ce12" office:value-type="string" calcext:value-type="string">
            <text:p><text:span text:style-name="T19">You are not</text:span></text:p>
            <text:p><text:span text:style-name="T19">registered pls</text:span></text:p>
            <text:p><text:span text:style-name="T19">sign up</text:span></text:p>
            <text:p><text:span text:style-name="T19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check whether the </text:span></text:p>
            <text:p><text:span text:style-name="T2">application is able</text:span></text:p>
            <text:p><text:span text:style-name="T2">to open in different</text:span></text:p>
            <text:p><text:span text:style-name="T2">browsers</text:span></text:p>
            <text:p><text:span text:style-name="T2"/></text:p>
          </table:table-cell>
          <table:table-cell office:value-type="string" calcext:value-type="string">
            <text:p><text:span text:style-name="T3">flipkart.com in </text:span></text:p>
            <text:p><text:span text:style-name="T3">google,browser,</text:span></text:p>
            <text:p><text:span text:style-name="T3">firefox,internet</text:span></text:p>
            <text:p><text:span text:style-name="T3">explorer etc</text:span></text:p>
            <text:p><text:span text:style-name="T3"/></text:p>
          </table:table-cell>
          <table:table-cell office:value-type="string" calcext:value-type="string">
            <text:p><text:span text:style-name="T3">Flipkart home </text:span></text:p>
            <text:p><text:span text:style-name="T3">page should be </text:span></text:p>
            <text:p><text:span text:style-name="T3">opened</text:span></text:p>
            <text:p><text:span text:style-name="T3"/></text:p>
            <text:p><text:span text:style-name="T3"/></text:p>
          </table:table-cell>
          <table:table-cell office:value-type="string" calcext:value-type="string">
            <text:p><text:span text:style-name="T3">Flipkart home </text:span></text:p>
            <text:p><text:span text:style-name="T3">page opens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Check response</text:span></text:p>
            <text:p><text:span text:style-name="T5">when valid no. and </text:span></text:p>
            <text:p><text:span text:style-name="T5">invalid password is</text:span></text:p>
            <text:p><text:span text:style-name="T5">entered </text:span></text:p>
            <text:p><text:span text:style-name="T5"/></text:p>
          </table:table-cell>
          <table:table-cell office:value-type="string" calcext:value-type="string">
            <text:p><text:span text:style-name="T3">Mobile no:</text:span></text:p>
            <text:p><text:span text:style-name="T3">8889999330</text:span></text:p>
            <text:p><text:span text:style-name="T3">password:</text:span></text:p>
            <text:p><text:span text:style-name="T3">sdfrgu</text:span></text:p>
            <text:p><text:span text:style-name="T3"/></text:p>
          </table:table-cell>
          <table:table-cell table:style-name="ce4" office:value-type="string" calcext:value-type="string">
            <text:p><text:span text:style-name="T8">Login should </text:span></text:p>
            <text:p><text:span text:style-name="T8">be failure</text:span></text:p>
            <text:p><text:span text:style-name="T8"/></text:p>
          </table:table-cell>
          <table:table-cell office:value-type="string" calcext:value-type="string">
            <text:p>Login fails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Check whether the </text:span></text:p>
            <text:p><text:span text:style-name="T5">filters are functioning</text:span></text:p>
            <text:p><text:span text:style-name="T5">well</text:span></text:p>
            <text:p><text:span text:style-name="T5"/></text:p>
          </table:table-cell>
          <table:table-cell office:value-type="string" calcext:value-type="string">
            <text:p>select toys</text:p>
          </table:table-cell>
          <table:table-cell office:value-type="string" calcext:value-type="string">
            <text:p><text:span text:style-name="T3">Recommend all</text:span></text:p>
            <text:p><text:span text:style-name="T3">toys available</text:span></text:p>
            <text:p><text:span text:style-name="T3"/></text:p>
          </table:table-cell>
          <table:table-cell table:style-name="ce4" office:value-type="string" calcext:value-type="string">
            <text:p><text:span text:style-name="T8">Recommend all</text:span></text:p>
            <text:p><text:span text:style-name="T8">toys available</text:span></text:p>
            <text:p><text:span text:style-name="T8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5">Check response </text:span></text:p>
            <text:p><text:span text:style-name="T15">when string is </text:span></text:p>
            <text:p><text:span text:style-name="T15">entered in no. </text:span></text:p>
            <text:p><text:span text:style-name="T15">Field</text:span></text:p>
          </table:table-cell>
          <table:table-cell office:value-type="string" calcext:value-type="string">
            <text:p><text:span text:style-name="T3">Mobile no:</text:span></text:p>
            <text:p><text:span text:style-name="T3">9845rft907</text:span></text:p>
            <text:p><text:span text:style-name="T3"/></text:p>
          </table:table-cell>
          <table:table-cell office:value-type="string" calcext:value-type="string">
            <text:p><text:span text:style-name="T3">Enter valid </text:span></text:p>
            <text:p><text:span text:style-name="T3">number</text:span></text:p>
            <text:p><text:span text:style-name="T3"/></text:p>
          </table:table-cell>
          <table:table-cell office:value-type="string" calcext:value-type="string">
            <text:p><text:span text:style-name="T3">Enter valid </text:span></text:p>
            <text:p><text:span text:style-name="T3">number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 table:number-columns-repeated="20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6">Check whether the </text:span></text:p>
            <text:p><text:span text:style-name="T7">products are added </text:span></text:p>
            <text:p><text:span text:style-name="T7">to cart subsequently</text:span></text:p>
            <text:p><text:span text:style-name="T7"/></text:p>
          </table:table-cell>
          <table:table-cell office:value-type="string" calcext:value-type="string">
            <text:p><text:span text:style-name="T4">select products &amp;</text:span></text:p>
            <text:p><text:span text:style-name="T5">click on add to </text:span></text:p>
            <text:p><text:span text:style-name="T5">cart</text:span></text:p>
            <text:p><text:span text:style-name="T5"/></text:p>
          </table:table-cell>
          <table:table-cell office:value-type="string" calcext:value-type="string">
            <text:p><text:span text:style-name="T6">The selected </text:span></text:p>
            <text:p><text:span text:style-name="T7">products must be</text:span></text:p>
            <text:p><text:span text:style-name="T7">added to cart</text:span></text:p>
            <text:p><text:span text:style-name="T7"/></text:p>
          </table:table-cell>
          <table:table-cell office:value-type="string" calcext:value-type="string">
            <text:p><text:span text:style-name="T6">The selected </text:span></text:p>
            <text:p><text:span text:style-name="T7">product is added</text:span></text:p>
            <text:p><text:span text:style-name="T7">to the cart</text:span></text:p>
            <text:p><text:span text:style-name="T7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heck <text:span text:style-name="T3"> if all the</text:span></text:p>
            <text:p><text:span text:style-name="T3">Mandatory fields </text:span></text:p>
            <text:p><text:span text:style-name="T3">are not filled </text:span></text:p>
            <text:p><text:span text:style-name="T3"/></text:p>
          </table:table-cell>
          <table:table-cell/>
          <table:table-cell office:value-type="string" calcext:value-type="string">
            <text:p>Please <text:span text:style-name="T3">fill</text:span></text:p>
            <text:p><text:span text:style-name="T3">this field</text:span></text:p>
            <text:p><text:span text:style-name="T3"/></text:p>
          </table:table-cell>
          <table:table-cell table:style-name="ce9" office:value-type="string" calcext:value-type="string">
            <text:p><text:span text:style-name="T1">Please fill this </text:span></text:p>
            <text:p><text:span text:style-name="T1">field</text:span></text:p>
            <text:p><text:span text:style-name="T1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<text:span text:style-name="T8">Check whether the </text:span></text:p>
            <text:p><text:span text:style-name="T8">price is added as we</text:span></text:p>
            <text:p><text:span text:style-name="T8">add products to cart</text:span></text:p>
            <text:p><text:span text:style-name="T8"/></text:p>
          </table:table-cell>
          <table:table-cell table:style-name="ce4" office:value-type="string" calcext:value-type="string">
            <text:p><text:span text:style-name="T8">select products &amp;</text:span></text:p>
            <text:p><text:span text:style-name="T8">and add to cart</text:span></text:p>
            <text:p><text:span text:style-name="T8"/></text:p>
          </table:table-cell>
          <table:table-cell table:style-name="ce4" office:value-type="string" calcext:value-type="string">
            <text:p><text:span text:style-name="T8">The prices of the</text:span></text:p>
            <text:p><text:span text:style-name="T8">selected items </text:span></text:p>
            <text:p><text:span text:style-name="T8">must be added</text:span></text:p>
            <text:p><text:span text:style-name="T8"/></text:p>
          </table:table-cell>
          <table:table-cell table:style-name="ce5" office:value-type="string" calcext:value-type="string">
            <text:p>The prices of </text:p>
            <text:p>selected items</text:p>
            <text:p>are added</text:p>
            <text:p/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4">check whether user</text:span></text:p>
            <text:p><text:span text:style-name="T5">is able to rate the </text:span></text:p>
            <text:p><text:span text:style-name="T5">product which is not</text:span></text:p>
            <text:p><text:span text:style-name="T5">purchased by him</text:span></text:p>
            <text:p><text:span text:style-name="T5"/></text:p>
          </table:table-cell>
          <table:table-cell/>
          <table:table-cell table:style-name="ce9" office:value-type="string" calcext:value-type="string">
            <text:p><text:span text:style-name="T1">You are not </text:span></text:p>
            <text:p><text:span text:style-name="T1">allowed to rate</text:span></text:p>
            <text:p><text:span text:style-name="T1">this product </text:span></text:p>
            <text:p><text:span text:style-name="T1"/></text:p>
          </table:table-cell>
          <table:table-cell table:style-name="ce13" office:value-type="string" calcext:value-type="string">
            <text:p><text:span text:style-name="T20">You are not </text:span></text:p>
            <text:p><text:span text:style-name="T20">Allowed to rate</text:span></text:p>
            <text:p><text:span text:style-name="T20">this product </text:span></text:p>
            <text:p><text:span text:style-name="T20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Check after clicking</text:span></text:p>
            <text:p><text:span text:style-name="T7">on place order all</text:span></text:p>
            <text:p><text:span text:style-name="T7">mandatory fields are</text:span></text:p>
            <text:p><text:span text:style-name="T7">filled while adding </text:span></text:p>
            <text:p><text:span text:style-name="T7">address</text:span></text:p>
            <text:p><text:span text:style-name="T7"/></text:p>
          </table:table-cell>
          <table:table-cell office:value-type="string" calcext:value-type="string">
            <text:p>Enter the details</text:p>
          </table:table-cell>
          <table:table-cell office:value-type="string" calcext:value-type="string">
            <text:p><text:span text:style-name="T3">Proceed to next </text:span></text:p>
            <text:p><text:span text:style-name="T3">step</text:span></text:p>
            <text:p><text:span text:style-name="T3"/></text:p>
          </table:table-cell>
          <table:table-cell office:value-type="string" calcext:value-type="string">
            <text:p><text:span text:style-name="T3">Proceed to next </text:span></text:p>
            <text:p><text:span text:style-name="T3">step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<text:span text:style-name="T13">check response when </text:span></text:p>
            <text:p><text:span text:style-name="T13">invalid search is done</text:span></text:p>
            <text:p><text:span text:style-name="T13">in search bar</text:span></text:p>
            <text:p><text:span text:style-name="T13"/></text:p>
          </table:table-cell>
          <table:table-cell/>
          <table:table-cell office:value-type="string" calcext:value-type="string">
            <text:p><text:span text:style-name="T3">Should show</text:span></text:p>
            <text:p><text:span text:style-name="T3">most recent</text:span></text:p>
            <text:p><text:span text:style-name="T3">searched</text:span></text:p>
            <text:p><text:span text:style-name="T3">products</text:span></text:p>
            <text:p><text:span text:style-name="T3"/></text:p>
          </table:table-cell>
          <table:table-cell office:value-type="string" calcext:value-type="string">
            <text:p><text:span text:style-name="T6">Shows recent </text:span></text:p>
            <text:p><text:span text:style-name="T7">searched </text:span></text:p>
            <text:p><text:span text:style-name="T21">products</text:span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3">Check whether the   </text:span></text:p>
            <text:p><text:span text:style-name="T3">current location is </text:span></text:p>
            <text:p><text:span text:style-name="T3">functioning</text:span></text:p>
            <text:p><text:span text:style-name="T3"/></text:p>
          </table:table-cell>
          <table:table-cell table:style-name="ce6" office:value-type="string" calcext:value-type="string">
            <text:p><text:span text:style-name="T12">Click on use my</text:span></text:p>
            <text:p><text:span text:style-name="T12">current location</text:span></text:p>
            <text:p><text:span text:style-name="T12"/></text:p>
          </table:table-cell>
          <table:table-cell office:value-type="string" calcext:value-type="string">
            <text:p><text:span text:style-name="T3">It should locate </text:span></text:p>
            <text:p><text:span text:style-name="T3">your location</text:span></text:p>
            <text:p><text:span text:style-name="T3"/></text:p>
          </table:table-cell>
          <table:table-cell office:value-type="string" calcext:value-type="string">
            <text:p><text:span text:style-name="T3">It locates</text:span></text:p>
            <text:p><text:span text:style-name="T3">your location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pan text:style-name="T1">Check response </text:span></text:p>
            <text:p><text:span text:style-name="T1">by providing invalid</text:span></text:p>
            <text:p><text:span text:style-name="T1">address</text:span></text:p>
            <text:p><text:span text:style-name="T1"/></text:p>
          </table:table-cell>
          <table:table-cell office:value-type="string" calcext:value-type="string">
            <text:p><text:span text:style-name="T3">Address:</text:span></text:p>
            <text:p><text:span text:style-name="T3">xyz</text:span></text:p>
            <text:p><text:span text:style-name="T3"/></text:p>
            <text:p><text:span text:style-name="T3"/></text:p>
          </table:table-cell>
          <table:table-cell office:value-type="string" calcext:value-type="string">
            <text:p><text:span text:style-name="T6">Should show </text:span></text:p>
            <text:p><text:span text:style-name="T7">insufficient </text:span></text:p>
            <text:p><text:span text:style-name="T7">address details</text:span></text:p>
            <text:p><text:span text:style-name="T7"/></text:p>
          </table:table-cell>
          <table:table-cell office:value-type="string" calcext:value-type="string">
            <text:p><text:span text:style-name="T4">Shows insufficient</text:span></text:p>
            <text:p><text:span text:style-name="T5">address details</text:span></text:p>
            <text:p><text:span text:style-name="T5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5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4">Check whether order</text:span></text:p>
            <text:p><text:span text:style-name="T5">summary shows all</text:span></text:p>
            <text:p><text:span text:style-name="T5">the orders which were</text:span></text:p>
            <text:p><text:span text:style-name="T5">added to cart</text:span></text:p>
            <text:p><text:span text:style-name="T5"/></text:p>
          </table:table-cell>
          <table:table-cell office:value-type="string" calcext:value-type="string">
            <text:p><text:span text:style-name="T3">Click on order</text:span></text:p>
            <text:p><text:span text:style-name="T3">summary</text:span></text:p>
            <text:p><text:span text:style-name="T3"/></text:p>
          </table:table-cell>
          <table:table-cell office:value-type="string" calcext:value-type="string">
            <text:p><text:span text:style-name="T6">It should show all</text:span></text:p>
            <text:p><text:span text:style-name="T7">the orders placed</text:span></text:p>
            <text:p><text:span text:style-name="T7">in cart</text:span></text:p>
            <text:p><text:span text:style-name="T7"/></text:p>
          </table:table-cell>
          <table:table-cell table:style-name="ce3" office:value-type="string" calcext:value-type="string">
            <text:p><text:span text:style-name="T15">It shows all the</text:span></text:p>
            <text:p><text:span text:style-name="T15">Orders placed in</text:span></text:p>
            <text:p><text:span text:style-name="T15">Cart</text:span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rack order for </text:p>
            <text:p>Cancelled order</text:p>
            <text:p/>
          </table:table-cell>
          <table:table-cell/>
          <table:table-cell table:number-columns-repeated="2" office:value-type="string" calcext:value-type="string">
            <text:p>Shows error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5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4">Check whether we can</text:span></text:p>
            <text:p><text:span text:style-name="T5">increment the no. Of</text:span></text:p>
            <text:p><text:span text:style-name="T5">copies of a particular</text:span></text:p>
            <text:p><text:span text:style-name="T5">order</text:span></text:p>
            <text:p><text:span text:style-name="T5"/></text:p>
          </table:table-cell>
          <table:table-cell table:style-name="ce7" office:value-type="string" calcext:value-type="string">
            <text:p><text:span text:style-name="T13">click on ‘+’ icon</text:span></text:p>
            <text:p><text:span text:style-name="T13">Next to the selected</text:span></text:p>
            <text:p><text:span text:style-name="T13">Order in order</text:span></text:p>
            <text:p><text:span text:style-name="T13">Summary</text:span></text:p>
          </table:table-cell>
          <table:table-cell table:style-name="ce9" office:value-type="string" calcext:value-type="string">
            <text:p><text:span text:style-name="T1">The order must be</text:span></text:p>
            <text:p><text:span text:style-name="T1">incremented</text:span></text:p>
            <text:p><text:span text:style-name="T1"/></text:p>
          </table:table-cell>
          <table:table-cell table:style-name="ce5" office:value-type="string" calcext:value-type="string">
            <text:p>The order gets</text:p>
            <text:p>Incremented</text:p>
            <text:p/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9">When special </text:span></text:p>
            <text:p><text:span text:style-name="T10">characters is given</text:span></text:p>
            <text:p><text:span text:style-name="T10">in search bar</text:span></text:p>
            <text:p><text:span text:style-name="T10"/></text:p>
          </table:table-cell>
          <table:table-cell/>
          <table:table-cell table:style-name="ce9" office:value-type="string" calcext:value-type="string">
            <text:p><text:span text:style-name="T1">Should shows</text:span></text:p>
            <text:p><text:span text:style-name="T1">no matches found</text:span></text:p>
            <text:p><text:span text:style-name="T1"/></text:p>
            <text:p><text:span text:style-name="T1"/></text:p>
          </table:table-cell>
          <table:table-cell office:value-type="string" calcext:value-type="string">
            <text:p><text:span text:style-name="T6">Shows no matches</text:span></text:p>
            <text:p><text:span text:style-name="T7">Found</text:span></text:p>
            <text:p><text:span text:style-name="T7"/>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6">Check whether the</text:span></text:p>
            <text:p><text:span text:style-name="T7">order confirmation is</text:span></text:p>
            <text:p><text:span text:style-name="T7">sent to the given </text:span></text:p>
            <text:p><text:span text:style-name="T7">email</text:span></text:p>
            <text:p><text:span text:style-name="T7"/></text:p>
          </table:table-cell>
          <table:table-cell table:style-name="ce5" office:value-type="string" calcext:value-type="string">
            <text:p><text:span text:style-name="T14">Email:</text:span></text:p>
            <text:p><text:span text:style-name="T14"><text:a xlink:href="mailto:abc@gmail.com" xlink:type="simple">abc@gmail.com</text:a></text:span></text:p>
          </table:table-cell>
          <table:table-cell office:value-type="string" calcext:value-type="string">
            <text:p><text:span text:style-name="T4">Order confirmation </text:span></text:p>
            <text:p><text:span text:style-name="T5">should be sent </text:span></text:p>
            <text:p><text:span text:style-name="T5">to the given email </text:span></text:p>
            <text:p><text:span text:style-name="T5"/></text:p>
          </table:table-cell>
          <table:table-cell office:value-type="string" calcext:value-type="string">
            <text:p><text:span text:style-name="T6">Order confirmation</text:span></text:p>
            <text:p><text:span text:style-name="T7">is sent</text:span></text:p>
            <text:p><text:span text:style-name="T7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3">Wrong OTP </text:span></text:p>
            <text:p><text:span text:style-name="T3">entered</text:span></text:p>
            <text:p><text:span text:style-name="T3"/></text:p>
          </table:table-cell>
          <table:table-cell/>
          <table:table-cell table:number-columns-repeated="2" office:value-type="string" calcext:value-type="string">
            <text:p>OTP is wrong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5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6">Check whether the </text:span></text:p>
            <text:p><text:span text:style-name="T7">payment options are</text:span></text:p>
            <text:p><text:span text:style-name="T7">loaded</text:span></text:p>
            <text:p><text:span text:style-name="T7"/></text:p>
          </table:table-cell>
          <table:table-cell/>
          <table:table-cell office:value-type="string" calcext:value-type="string">
            <text:p><text:span text:style-name="T9">It show show all </text:span></text:p>
            <text:p><text:span text:style-name="T10">payment methods </text:span></text:p>
            <text:p><text:span text:style-name="T10">linked to flipkart</text:span></text:p>
            <text:p><text:span text:style-name="T10"/></text:p>
          </table:table-cell>
          <table:table-cell table:style-name="ce9" office:value-type="string" calcext:value-type="string">
            <text:p><text:span text:style-name="T1">It shows all the </text:span></text:p>
            <text:p><text:span text:style-name="T1">available payment </text:span></text:p>
            <text:p><text:span text:style-name="T1">Methods linked with</text:span></text:p>
            <text:p><text:span text:style-name="T1">flipkart</text:span></text:p>
            <text:p><text:span text:style-name="T1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3">Wrong details in</text:span></text:p>
            <text:p><text:span text:style-name="T3">payment</text:span></text:p>
            <text:p><text:span text:style-name="T3"/></text:p>
          </table:table-cell>
          <table:table-cell/>
          <table:table-cell table:number-columns-repeated="2" office:value-type="string" calcext:value-type="string">
            <text:p>Details are wrong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7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6">Check whether user</text:span></text:p>
            <text:p><text:span text:style-name="T7">is able to rate the</text:span></text:p>
            <text:p><text:span text:style-name="T7">Purchased product </text:span></text:p>
            <text:p><text:span text:style-name="T7"/></text:p>
          </table:table-cell>
          <table:table-cell/>
          <table:table-cell office:value-type="string" calcext:value-type="string">
            <text:p><text:span text:style-name="T3">Should be able to</text:span></text:p>
            <text:p><text:span text:style-name="T3">rate</text:span></text:p>
            <text:p><text:span text:style-name="T3"/></text:p>
          </table:table-cell>
          <table:table-cell office:value-type="string" calcext:value-type="string">
            <text:p><text:span text:style-name="T3">Able to rate</text:span></text:p>
            <text:p><text:span text:style-name="T3"> product</text:span></text:p>
            <text:p><text:span text:style-name="T3"/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Wrong CVV no.</text:p>
          </table:table-cell>
          <table:table-cell/>
          <table:table-cell table:number-columns-repeated="2" office:value-type="string" calcext:value-type="string">
            <text:p>Details are wrong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9">Check whether the </text:span></text:p>
            <text:p><text:span text:style-name="T10">user is able to track</text:span></text:p>
            <text:p><text:span text:style-name="T10">his order</text:span></text:p>
            <text:p><text:span text:style-name="T10"/></text:p>
          </table:table-cell>
          <table:table-cell/>
          <table:table-cell table:style-name="ce4" office:value-type="string" calcext:value-type="string">
            <text:p><text:span text:style-name="T8">Should be able to </text:span></text:p>
            <text:p><text:span text:style-name="T8">track the order </text:span></text:p>
            <text:p><text:span text:style-name="T8">status</text:span></text:p>
          </table:table-cell>
          <table:table-cell office:value-type="string" calcext:value-type="string">
            <text:p><text:span text:style-name="T3">User is able to </text:span></text:p>
            <text:p><text:span text:style-name="T3">track order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Wrong Account no</text:p>
          </table:table-cell>
          <table:table-cell/>
          <table:table-cell table:number-columns-repeated="2" office:value-type="string" calcext:value-type="string">
            <text:p>Details are wrong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9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6">Check whether user</text:span></text:p>
            <text:p><text:span text:style-name="T7">is able to provide</text:span></text:p>
            <text:p><text:span text:style-name="T7">feedback</text:span></text:p>
            <text:p><text:span text:style-name="T7"/></text:p>
          </table:table-cell>
          <table:table-cell/>
          <table:table-cell office:value-type="string" calcext:value-type="string">
            <text:p><text:span text:style-name="T4">User should be able</text:span></text:p>
            <text:p><text:span text:style-name="T5">to provide feedback</text:span></text:p>
            <text:p><text:span text:style-name="T5"/></text:p>
            <text:p><text:span text:style-name="T5"/></text:p>
          </table:table-cell>
          <table:table-cell office:value-type="string" calcext:value-type="string">
            <text:p><text:span text:style-name="T3">User is able to  </text:span></text:p>
            <text:p><text:span text:style-name="T3">provide feedback</text:span></text:p>
            <text:p><text:span text:style-name="T3"/>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rong <text:s/>UPI name</text:p>
          </table:table-cell>
          <table:table-cell/>
          <table:table-cell table:style-name="ce13" office:value-type="string" calcext:value-type="string">
            <text:p>UPI doesn’t exists</text:p>
          </table:table-cell>
          <table:table-cell office:value-type="string" calcext:value-type="string">
            <text:p>UPI doesn’t exists</text:p>
          </table:table-cell>
          <table:table-cell office:value-type="string" calcext:value-type="string">
            <text:p>Pass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20">
          <table:table-cell table:number-columns-repeated="2"/>
          <table:table-cell office:value-type="string" calcext:value-type="string">
            <text:p><text:span text:style-name="T16">mobile number: </text:span></text:p>
            <text:p><text:span text:style-name="T16">8889993330</text:span></text:p>
            <text:p><text:span text:style-name="T3"/></text:p>
          </table:table-cell>
        </table:table-row>
      </table:table>
      <table:named-expressions/>
      <table:database-ranges>
        <table:database-range table:name="__Anonymous_Sheet_DB__0" table:target-range-address="Sheet1.I6:Sheet1.N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0:44:39.759000000</meta:creation-date>
    <dc:date>2021-11-02T16:07:36.296000000</dc:date>
    <meta:editing-duration>PT30M5S</meta:editing-duration>
    <meta:editing-cycles>6</meta:editing-cycles>
    <meta:generator>LibreOffice/7.1.6.2$Windows_X86_64 LibreOffice_project/0e133318fcee89abacd6a7d077e292f1145735c3</meta:generator>
    <meta:document-statistic meta:table-count="2" meta:cell-count="241" meta:object-count="0"/>
  </office:meta>
</office:document-meta>
</file>